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37e4b5" officeooo:paragraph-rsid="000b69d2"/>
    </style:style>
    <style:style style:name="P2" style:family="paragraph" style:parent-style-name="Standard">
      <style:text-properties officeooo:rsid="0036aa79" officeooo:paragraph-rsid="000b69d2"/>
    </style:style>
    <style:style style:name="P3" style:family="paragraph" style:parent-style-name="Standard">
      <style:text-properties officeooo:rsid="0036aa79" officeooo:paragraph-rsid="000c7d11"/>
    </style:style>
    <style:style style:name="P4" style:family="paragraph" style:parent-style-name="Standard">
      <style:text-properties officeooo:rsid="0036aa79" officeooo:paragraph-rsid="001d3a0f"/>
    </style:style>
    <style:style style:name="P5" style:family="paragraph" style:parent-style-name="Standard">
      <style:text-properties officeooo:rsid="001cd421" officeooo:paragraph-rsid="001cd421"/>
    </style:style>
    <style:style style:name="P6" style:family="paragraph" style:parent-style-name="Standard">
      <style:text-properties officeooo:paragraph-rsid="001d1c13"/>
    </style:style>
    <style:style style:name="P7" style:family="paragraph" style:parent-style-name="Standard">
      <style:text-properties officeooo:rsid="001d1c13" officeooo:paragraph-rsid="001d1c13"/>
    </style:style>
    <style:style style:name="P8" style:family="paragraph" style:parent-style-name="Standard">
      <style:text-properties officeooo:rsid="001da63d" officeooo:paragraph-rsid="001da63d"/>
    </style:style>
    <style:style style:name="P9" style:family="paragraph" style:parent-style-name="Standard" style:list-style-name="L1">
      <style:text-properties officeooo:rsid="0036aa79" officeooo:paragraph-rsid="001d3a0f"/>
    </style:style>
    <style:style style:name="P10" style:family="paragraph" style:parent-style-name="Standard">
      <style:text-properties officeooo:rsid="0036aa79" officeooo:paragraph-rsid="0020f315"/>
    </style:style>
    <style:style style:name="P11" style:family="paragraph" style:parent-style-name="Standard">
      <style:text-properties officeooo:rsid="00207914" officeooo:paragraph-rsid="00207914"/>
    </style:style>
    <style:style style:name="P12" style:family="paragraph" style:parent-style-name="Standard">
      <style:text-properties officeooo:rsid="00226cdf" officeooo:paragraph-rsid="00226cdf"/>
    </style:style>
    <style:style style:name="T1" style:family="text">
      <style:text-properties officeooo:rsid="0037e4b5"/>
    </style:style>
    <style:style style:name="T2" style:family="text">
      <style:text-properties officeooo:rsid="000c7d11"/>
    </style:style>
    <style:style style:name="T3" style:family="text">
      <style:text-properties officeooo:rsid="0012421f"/>
    </style:style>
    <style:style style:name="T4" style:family="text">
      <style:text-properties officeooo:rsid="00166cce"/>
    </style:style>
    <style:style style:name="T5" style:family="text">
      <style:text-properties officeooo:rsid="00173488"/>
    </style:style>
    <style:style style:name="T6" style:family="text">
      <style:text-properties officeooo:rsid="001cd421"/>
    </style:style>
    <style:style style:name="T7" style:family="text">
      <style:text-properties officeooo:rsid="00207914"/>
    </style:style>
    <style:style style:name="T8" style:family="text">
      <style:text-properties officeooo:rsid="0020f315"/>
    </style:style>
    <style:style style:name="T9" style:family="text">
      <style:text-properties officeooo:rsid="00226cdf"/>
    </style:style>
    <style:style style:name="T10" style:family="text">
      <style:text-properties officeooo:rsid="00228a2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배경</text:p>
      <text:p text:style-name="P2">0. 연구의 학술적 가치의 범위를 넘어서 사회적 가치 증대가 중요해졌다. 이를 위한 한정된 연구 자원 투입의 최적화가 필요하다.</text:p>
      <text:p text:style-name="P4">0-1. 사회적 가치 증대를 위한 커뮤니케이션 활동 증가와 예시</text:p>
      <text:p text:style-name="P4">0-2. 커뮤니케이션의 효과 추정 방법 예</text:p>
      <text:p text:style-name="P2"><text:s/>현대에는 연구 과제의 복잡화 대규모화에 대응하기 위해, 다수의 연구 관계자들이 함께 연구를 진행하며, 연구 과제와 성과의 공유는 불가결해졌다. 이를 위해 다양한 연구 커뮤니케이션 수단을 마련하여 활용을 확대했다. 학술잡지 투고 및 출판, 학술대회 참가 및 발표 등은 과거 몇 백 년간 표준적 연구 커뮤니케이션 방법으로 정착하며, 그를 위한 미디어와 이벤트는 방대한 수와 규모로 성장했다. 이러한 풍조 안에서, 연구는 주로 학술 커뮤니티 내에서 공유 및 확산되어왔다.</text:p>
      <text:p text:style-name="P3"><text:s/>그런데 최근, 연구의 가치에 대한 재고가 대두되고 있다. 예로부터 연구의 가치는, 연구자가 미지의 지식의 창조하고, 직접적 이해관계자<text:span text:style-name="T2">(stakeholders)</text:span>가 연구 성과를 이용하여 <text:span text:style-name="T2">2차적 </text:span>가치를 창조하는 프로세스를 통해 평가되었다. 이렇게 책정된 연구의 가치는 다소 협소한 이해관계자 커뮤니티의 관점만을 반영하고 있으며, 연구 가치에 대한 사회적 통념과 괴리가 발생할 수 있음이 지적되고 있다. 이러한 괴리는, 학술 커뮤니티와 사회의 공감대를 방해하며, 원활한 과학 연구 진행 및 발전에 장애를 유발하는 요인이 될 수 있다. 이러한 현상을 개선하기 위해 연구 평가자의 범위를 확장하여, 사회 구성원의 관점을 평가에 반영할 필요성이 제기되고있다. 이를 위해, 연구의 사회적 가치를 대변 또는 반영하는 다양한 커뮤니케이션 활동과, 그것이 형성되는 채널에 대해 관심이 모이고 있다. 예를 들어 매스미디어에서는 신문기사 또는 뉴스, 다큐멘터리 등의 <text:span text:style-name="T3">TV방송을 통해 연구를 대중에게 전파하는 활동이 지속되어 왔다. 한편 최근에는 SNS의 활성화에 힘입어, 연구 관계자 뿐만 아니라 비전문가도 Blog, Facebook, Twitter 등 다양한 신종 플랫폼상에서 연구를 언급하며, 연구의 인지도 향상과 사회적 확산에 기여하고 있다.</text:span></text:p>
      <text:p text:style-name="P6"><text:s/>연구를 둘러싼 이러한 광의의 커뮤니케이션의 효과를 추정하려는 다양한 시도가 존재했다. 연구의 학술적 영향력을 추정하는 대표적 기존 방법인 서지계량학<text:span text:style-name="T4">(Bibliometrics)</text:span>적 접근의 한계가 지적되는 중, 학술 출판 및 성과가 온라인으로 이동함에 따라, 다운로드와 뷰카운트에 기초한 <text:span text:style-name="T6">usage metrics, 웹 링크를 토대로 한 webometrics가 제안되었다. 그리고</text:span> <text:span text:style-name="T5">2010년부터 SNS상에서의 커뮤니케이션 활동과 상호작용을 기초로 하는[3] 새로운 계량적 추정법인</text:span> <text:span text:style-name="T5">Altmetrics 이 제창되었다. Altmetrics는 ‘대체’를 의미하는 ‘Alternative’ 와 ‘계량지표’를 의미하는 ‘Metrics’의 합성어다. 비록 Alternative가 기존의 서지계량학을 대체하는 어기를 띠나, 일반적인 Altmetrics가 취급하는 과제와 접근법은 서지계량학과 다르며, 서지계량학을 대체하는 파라다임이 아니다[2]. (Altmetrics는 기존의 서지계량학과 webometrics보다 영향력을 신속하고 실시간으로 파악하며, 누구나 접근하기 쉽고 투명하다는 장점을 가진다. 또한 비학술적 청중에 대한 포용력을 지니며, 더 다양한 연구 성과 및 소스를 다룬다[4]. Altmetrics가 가지는 기능, 서지계량과의 차이) 널리 수용되는 Altmetrics중 하나인, 미국 Altmetric사가 제공하는 Altmetric Attention Score(구 Altmetric)는, SNS을 포함한 다양한 소스에서 논문이 언급되는 횟수를 종합하여, 논문의 광의적 가치 지표를 제공한다.</text:span></text:p>
      <text:p text:style-name="P4"/>
      <text:p text:style-name="P4">과제</text:p>
      <text:p text:style-name="P4">1. 유튜브에 대한 연구 부족</text:p>
      <text:p text:style-name="P4">1-1. 과제 적용의 예시:</text:p>
      <text:list xml:id="list1705015146" text:style-name="L1">
        <text:list-item>
          <text:p text:style-name="P9">유튜브가 논문 메트릭에 미치는 영향이 유의하다면, 연구자들이 유튜브를 이용한 커뮤니케이션에 연구 자원을 투입하는 근거가 된다.</text:p>
        </text:list-item>
        <text:list-item>
          <text:p text:style-name="P9">비디오와 메트릭의 계량적 분석을 통해 효과적인 비디오의 형식을 제안할 수 있다면, 연구자들은 목적에 맞는 최적의 커뮤니케이션 전략을 구사할 수 있다.</text:p>
        </text:list-item>
      </text:list>
      <text:p text:style-name="P10"><text:s/>한편 웹과 미디어의 발달에 따라, 학계에서 다양한 포맷의 커뮤니케이션이 등장하고 있다. 그림, 비디오, 프레젠테이션 등의 비표준적인 전자 미디어의 사용이 연구 및 교육 분야에서 증가하고 있다. <text:span text:style-name="T7">2000년대 초부터 학자들간의 비형식적인 대화, 협력, 성과의 게재 및 확산, 관계 구축에 전자적 학술 커뮤니케이션이 적극적으로 사용되고 있었다[6]. 웹은 폭넓은 비표준적 과학 컨텐츠를 출판 및 공유하는 기회를 제공했다. 예를 들어 인간의 움직임이 중요한 무용, 영화 등의 예술 및 인문학(</text:span><text:span text:style-name="T8">Arts and Humanities)</text:span><text:span text:style-name="T7"> 분야에서는, 온라인 비디오가 학술 커뮤니케이션에서 유용할 수 있다</text:span><text:span text:style-name="T8">[6]. 또한 복잡한 연구 데모, 과학 다큐멘터리, </text:span><text:soft-page-break/><text:span text:style-name="T8">강의를 기록한 비디오는, 과학적 경험을 논함에 있어서 글보다 효과적일 수 있다. 예를 들면, 과학적 방법론, 프로토콜, 결과를 효과적으로 전달하거나, 교육 및 봉사 활동을 효율적으로 홍보하는데 있어서 온라인 비디오를 이용하는 장점이 있다</text:span><text:span text:style-name="T9">[7]</text:span><text:span text:style-name="T8">. 이러한 온라인 비디오의 학술적 효과가 보고됨에 따라, 학계에서는 온라인 비디오의 활용이 확대되고 있다. 예를 들어 저명한 학술 저널인 </text:span><text:span text:style-name="T10">Nature 및 Cell</text:span><text:span text:style-name="T8">에서는 채택된 논문에 대해 소개하는 비디오</text:span><text:span text:style-name="T10">(Video abstract)</text:span><text:span text:style-name="T8">의 투고를 적극 장려하며, 홈페이지의 온라인 비디오 섹션을 통해 게시하고 있다. 또한 일부 미디어 분야의 학술대회에서는 논문이 아닌 비디오 발표회가 개최되는 한편, 주로 생명과학 분야의 실험 비디오를 투고하는 저널인 </text:span><text:span text:style-name="T10">JoVE(Journal of Visualized Experiments)는</text:span><text:span text:style-name="T8"> 온라인 비디오 저널이라는 새로운 저널의 포맷을 개척했다.</text:span></text:p>
      <text:p text:style-name="P10"><text:s/>이렇듯 온라인 학술 비디오를 통한 학술 커뮤니케이션은, 연구의 가치를 증대하고 연구의 입지를 강화하는 데에 기여함이 기대된다. 그러나 온라인 학술 비디오가 연구의 가치 및 영향력에 대한 작용에 관하여서는, 연구가 미비한 실정이다.</text:p>
      <text:p text:style-name="P10"/>
      <text:p text:style-name="P8">(비디오의 활성화 관측)</text:p>
      <text:p text:style-name="P8">(연구 부족)</text:p>
      <text:p text:style-name="P8">ㅈㄲ</text:p>
      <text:p text:style-name="P3"/>
      <text:p text:style-name="P3"/>
      <text:p text:style-name="P5">[1] J. Priem, D. Taraborelli, P. Groth, C. Neylon (2010), Altmetrics: A manifesto, 26 October 2010. http://altmetrics.org/manifesto</text:p>
      <text:p text:style-name="P5">[2] Crotty, D. (2014). Altmetrics: finding meaningful needles in the data haystack. Serials Rev. 40, 141–146. doi: 10.1080/00987913.2014.947839</text:p>
      <text:p text:style-name="P7">[3] Weller, K. (2015). Social media and altmetrics: An overview of current alternative approaches to measuring scholarly impact. In Incentives and Performance, (pp. 261–276). Springer.</text:p>
      <text:p text:style-name="P7">[4]</text:p>
      <text:p text:style-name="P11">[5] Assessing the impact of online academic<text:tab/> videos</text:p>
      <text:p text:style-name="P11">[6] Borgman, C., &amp; Furner, J. (2002). Scholarly communication and bibliometrics. Annual Review of Information Science and Technology, 36, Medford, NJ: Information Today Inc., pp. 3-72. Retrieved January 12, 2012 from http://www.infotoday.com/books/asist/arist36/sample.pdf</text:p>
      <text:p text:style-name="P12">[7] Pasquali, M. (2007). Video in science. Protocol videos: the implications for research and society. EMBO reports, 8(8), 712-716. Retrieved Jan 12, 2012 from http://www.ncbi.nlm.nih.gov/pmc/articles/PMC1978087/pdf/7401037.pdf</text:p>
      <text:p text:style-name="P2"/>
      <text:p text:style-name="P2">제안<text:span text:style-name="T1">(과제에 관해 이 연구가 하고자 하는 것)</text:span></text:p>
      <text:p text:style-name="P2">2.</text:p>
      <text:p text:style-name="P2">비디오가 논문 메트릭스에 유의한 영향을 주는가</text:p>
      <text:p text:style-name="P1">2-1. 수법의 검증</text:p>
      <text:p text:style-name="P1"/>
      <text:p text:style-name="P1"/>
      <text:p text:style-name="P1">0) 고전적 리서치 커뮤니케이션</text:p>
      <text:p text:style-name="P1">르네상스를 계기로, 과학은 급격한 발전을 이룩하게 된다. 과학적 방법론이 지식 탐구의 기본으로 정착함에 따라, 직업으로서의 과학자가 등장하게 되었다. 과학에 대한 접근성이 개선됨에 따라 과학자의 수와 수행되는 연구의 양이 기하급수적으로 증가하게 되었다. 이에 따라 학계에서는 연구 및 과학자에 비교 가능한 가치를 부여하여 중요도 및 장래를 평가할 필요가 생겼다.</text:p>
      <text:p text:style-name="P1"/>
      <text:p text:style-name="P1">계량적 평가 지표로 피인용수 → 한계가 보임</text:p>
      <text:p text:style-name="P1">사회적 영향력의 표출: SNS</text:p>
      <text:p text:style-name="P1"/>
      <text:p text:style-name="P1">연구가 방대해지자 연구와 연구자의 역량을 평가할 지표가 필요해짐</text:p>
      <text:p text:style-name="P1">ルネサンスと科学革命を契機として、科学は急激な発展を遂げることになった。科学的方法論が知識探求の基本法に定着するにつれ、職業としての科学者が現れるようになった。また、科学へのアクセサ<text:soft-page-break/>ビリティが徐々に改善され、科学者の数と遂行される研究の量は、加速度的に増大してきた。これによって学界では、研究の質、及び科学者の力量を評価する必要性が台頭し、比較可能な価値を付与するようになった。これについて、様々な方法が提案されてきたが、今日では、他の研究者が中身を判断する査読や、電子的学術ネットワークと計量書誌学(Bibliometrics)に基づく計量的指標が広く受け入れられている。i例えば、h-indexやその派生指標は研究者の生産性と影響力をii、そしてインパクト・ファクター(Impact factor)は学協会誌のインパクトを評価する計量的指標でありiii、これらは学術論文の被引用数に基づいて算出される。</text:p>
      <text:p text:style-name="P1"/>
      <text:p text:style-name="P1">기존 평가지표의 문제점과 피인용수의 유용성</text:p>
      <text:p text:style-name="P1">ところが、最近、これらの評価方法の問題点と限界が指摘されている。まず査読による評価方法は、論文評価に人的・時間的コストを要する上に、査読者自身の主観性が評価に介入することにより、一貫性の欠落や多数的評価との乖離が懸念される。一方、被引用数に基づく評価方法は、査読と比較して所要リソースを節減できる上に、より客観的な評価ができると言われている。</text:p>
      <text:p text:style-name="P1"/>
      <text:p text:style-name="P1">피인용수의 문제점</text:p>
      <text:p text:style-name="P1">しかしながら被引用数は、他の論文に引用されるまで数ヶ月から数年までの時間を要するため、出版前や出版からの短時間内での論文評価は困難である。また、被引用数算出の基盤となるデータベースが統一されておらず、参照するデータベースによって被引用数及び派生指数が異なり、ジャーナルインパクトファクター算出の透明性が疑われている。iv, v 更に、被引用数は学術コミュニティー内における活用及びインパクトのみを計量しており、例えば、知識利用(Knowledge users)（公共政策、特許等）の場における拡散や影響力は考慮していない。</text:p>
      <text:p text:style-name="P1"/>
      <text:p text:style-name="P1">광의의 사회적 평가 지표의 필요성</text:p>
      <text:p text:style-name="P1">このような特性が学術的観点からは利点となる場合も存在するが、研究の活用及びステークホルダーの観点からは、研究のインパクトのより広義の定義が求められる。実社会におけるインパクト、知識大衆化(Knowledge translation)、非専門家による活用性に対する評価は、研究の評価で考慮されるべき部分であるが、その計量は非常に難しいvi。これらを考慮した</text:p>
      <text:p text:style-name="P1"/>
      <text:p text:style-name="P1">SNS를 이용한 사회적 평가 지표의 대두</text:p>
      <text:p text:style-name="P1">研究の社会的インパクトの代表的な評価方法として、SNS上のリサーチコミュニケーションに基づく計量手法が提案されている。リサーチコミュニケーションとは、「複雑な研究成果を非専門家に理解できる言語、形式、及び文脈に写す一連の過程」のことである(Research communication is defined as the process of interpreting or translating complex research findings into a language, format and context that non-experts can understand.)vii。リサーチコミュニケーションとは、「研究のステークホルダーを含むあらゆる人が、研究成果を拡散、議論、活用するプロセス」のことである。その方法は、学協会誌、学術大会、書籍等の学術出版に基づく定型的方法が依然として主流であるが、最近、電子メディアを用いた新しい形のコミュニケーションが増加している。特にTwitter、Reddit、Mendeley等のSNSを中心とした非定型的コミュニケーションの活発化が著しい。</text:p>
      <text:p text:style-name="P1"/>
      <text:p text:style-name="P1">비디오의 등장</text:p>
      <text:p text:style-name="P1">非定型な電子メディアを用いたコミュニケーションが増大している。</text:p>
      <text:p text:style-name="P1"/>
      <text:p text:style-name="P1">→ 비디오를 이용한 사회적 평가 지표의 부재와 필요성 (흐름이 이상한데?)</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9T16:50:22.982784699</meta:creation-date>
    <meta:generator>LibreOffice/6.4.6.2$Linux_X86_64 LibreOffice_project/40$Build-2</meta:generator>
    <dc:date>2020-12-13T18:24:48.121994241</dc:date>
    <meta:editing-duration>PT1H18M8S</meta:editing-duration>
    <meta:editing-cycles>14</meta:editing-cycles>
    <meta:document-statistic meta:table-count="0" meta:image-count="0" meta:object-count="0" meta:page-count="3" meta:paragraph-count="45" meta:word-count="3805" meta:character-count="5986" meta:non-whitespace-character-count="5113"/>
  </office:meta>
</office:document-meta>
</file>